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ressionCachingIntegrationTests.expressionIsCacheBasedOnActual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rde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.Order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DaoImpl.persist( User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11692Config.userDa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Config.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User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11692Config.orderDa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DaoImpl.persist( Order 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